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
  <manifest:file-entry manifest:full-path="ObjectReplacements/Object 2"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ans-serif"/>
    <style:font-face style:name="calibri" svg:font-family="calibri, sans-serif"/>
    <style:font-face style:name="symbol" svg:font-family="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Verdana" fo:font-weight="bold"/>
    </style:style>
    <style:style style:name="P2" style:family="paragraph" style:parent-style-name="Standard">
      <style:paragraph-properties fo:text-align="justify" style:justify-single-word="false"/>
      <style:text-properties style:font-name="Verdana"/>
    </style:style>
    <style:style style:name="P3" style:family="paragraph" style:parent-style-name="Standard">
      <style:text-properties fo:background-color="#ffffff" loext:padding="0cm" loext:border="none"/>
    </style:style>
    <style:style style:name="P4" style:family="paragraph" style:parent-style-name="Standard">
      <style:paragraph-properties fo:margin-top="0cm" fo:margin-bottom="0.499cm" loext:contextual-spacing="false"/>
    </style:style>
    <style:style style:name="P5" style:family="paragraph" style:parent-style-name="Standard">
      <style:paragraph-properties fo:margin-top="0cm" fo:margin-bottom="0.265cm" loext:contextual-spacing="false"/>
      <style:text-properties fo:color="#666666" style:font-name="calibri" fo:font-weight="bold" fo:background-color="#ffffff"/>
    </style:style>
    <style:style style:name="P6" style:family="paragraph" style:parent-style-name="Standard">
      <style:paragraph-properties fo:margin-top="0cm" fo:margin-bottom="0.265cm" loext:contextual-spacing="false"/>
      <style:text-properties fo:color="#666666" style:font-name="calibri" fo:background-color="#ffffff"/>
    </style:style>
    <style:style style:name="P7" style:family="paragraph" style:parent-style-name="Standard">
      <style:paragraph-properties fo:margin-top="0cm" fo:margin-bottom="0.265cm" loext:contextual-spacing="false"/>
      <style:text-properties fo:color="#666666" fo:background-color="#ffffff"/>
    </style:style>
    <style:style style:name="P8" style:family="paragraph" style:parent-style-name="Standard">
      <style:paragraph-properties fo:margin-left="0cm" fo:margin-right="0cm" fo:text-indent="0cm" style:auto-text-indent="false"/>
      <style:text-properties fo:background-color="#ffffff"/>
    </style:style>
    <style:style style:name="P9"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loext:padding="0cm" loext:border="none"/>
    </style:style>
    <style:style style:name="P10" style:family="paragraph" style:parent-style-name="Text_20_body">
      <style:paragraph-properties fo:margin-left="0cm" fo:margin-right="0.132cm" fo:text-indent="0cm" style:auto-text-indent="false"/>
    </style:style>
    <style:style style:name="P11" style:family="paragraph" style:parent-style-name="Standard">
      <style:paragraph-properties fo:margin-top="0cm" fo:margin-bottom="0.499cm" loext:contextual-spacing="false"/>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1">
      <style:paragraph-properties fo:margin-top="0cm" fo:margin-bottom="0cm" loext:contextual-spacing="false"/>
    </style:style>
    <style:style style:name="P20" style:family="paragraph" style:parent-style-name="Text_20_body" style:list-style-name="L2">
      <style:paragraph-properties fo:margin-top="0cm" fo:margin-bottom="0cm" loext:contextual-spacing="false"/>
    </style:style>
    <style:style style:name="P21" style:family="paragraph" style:parent-style-name="Text_20_body" style:list-style-name="L3">
      <style:paragraph-properties fo:margin-top="0cm" fo:margin-bottom="0cm" loext:contextual-spacing="false"/>
    </style:style>
    <style:style style:name="P22" style:family="paragraph" style:parent-style-name="Text_20_body" style:list-style-name="L4">
      <style:paragraph-properties fo:margin-top="0cm" fo:margin-bottom="0cm" loext:contextual-spacing="false"/>
    </style:style>
    <style:style style:name="P23" style:family="paragraph" style:parent-style-name="Text_20_body" style:list-style-name="L5">
      <style:paragraph-properties fo:margin-top="0cm" fo:margin-bottom="0cm" loext:contextual-spacing="false"/>
    </style:style>
    <style:style style:name="P24" style:family="paragraph" style:parent-style-name="Text_20_body" style:list-style-name="L6">
      <style:paragraph-properties fo:margin-top="0cm" fo:margin-bottom="0cm" loext:contextual-spacing="false"/>
    </style:style>
    <style:style style:name="P25" style:family="paragraph" style:parent-style-name="Text_20_body" style:list-style-name="L7">
      <style:paragraph-properties fo:margin-top="0cm" fo:margin-bottom="0cm" loext:contextual-spacing="false"/>
    </style:style>
    <style:style style:name="P26" style:family="paragraph" style:parent-style-name="Text_20_body" style:list-style-name="L8">
      <style:paragraph-properties fo:margin-top="0cm" fo:margin-bottom="0cm" loext:contextual-spacing="false"/>
    </style:style>
    <style:style style:name="T1" style:family="text">
      <style:text-properties fo:font-variant="normal" fo:text-transform="none" fo:color="#666666" style:font-name="symbol"/>
    </style:style>
    <style:style style:name="T2" style:family="text">
      <style:text-properties fo:color="#666666" style:font-name="symbol"/>
    </style:style>
    <style:style style:name="T3" style:family="text">
      <style:text-properties fo:color="#666666" style:font-name="calibri"/>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Object1" text:anchor-type="page" text:anchor-page-number="1" svg:x="0cm" svg:y="0cm" svg:width="8.89cm" svg:height="7.408cm" draw:z-index="1">
        <draw:floating-frame xlink:href="/tmp/lu65173aj04.tmp/0.odt/content.xml" xlink:type="simple" xlink:show="embed" xlink:actuate="onLoad" draw:frame-name="aswift_0"/>
      </draw:frame>
      <draw:frame draw:style-name="fr3" draw:name="Object2" text:anchor-type="page" text:anchor-page-number="1" svg:x="0cm" svg:y="0cm" svg:width="19.262cm" svg:height="2.381cm" draw:z-index="2">
        <draw:floating-frame xlink:href="/tmp/lu65173aj04.tmp/0.odt/content.xml" xlink:type="simple" xlink:show="embed" xlink:actuate="onLoad" draw:frame-name="aswift_1"/>
      </draw:frame>
      <text:p text:style-name="P4"><text:a xlink:type="simple" xlink:href="https://career.guru99.com/category/microsoft/" text:style-name="Internet_20_link" text:visited-style-name="Visited_20_Internet_20_Link"/></text:p>
      <text:p text:style-name="P4"><text:a xlink:type="simple" xlink:href="https://career.guru99.com/category/microsoft/" text:style-name="Internet_20_link" text:visited-style-name="Visited_20_Internet_20_Link"/></text:p>
      <text:p text:style-name="P4"><text:a xlink:type="simple" xlink:href="https://career.guru99.com/category/microsoft/" text:style-name="Internet_20_link" text:visited-style-name="Visited_20_Internet_20_Link"/></text:p>
      <text:p text:style-name="P4"><text:a xlink:type="simple" xlink:href="https://career.guru99.com/category/microsoft/" text:style-name="Internet_20_link" text:visited-style-name="Visited_20_Internet_20_Link"/></text:p>
      <text:p text:style-name="P4"><text:bookmark text:name="menu-item-5225"/><text:bookmark text:name="menu-item-5178"/><text:bookmark text:name="avia-menu"/><text:a xlink:type="simple" xlink:href="https://career.guru99.com/category/microsoft/" text:style-name="Internet_20_link" text:visited-style-name="Visited_20_Internet_20_Link">Microsoft</text:a> </text:p>
      <text:section text:style-name="Sect1" text:name="header_main">
        <text:list xml:id="list3629910651727745081" text:style-name="L1">
          <text:list-item>
            <text:p text:style-name="P19"><text:bookmark text:name="menu-item-5246"/><text:a xlink:type="simple" xlink:href="https://career.guru99.com/category/programming-2/" text:style-name="Internet_20_link" text:visited-style-name="Visited_20_Internet_20_Link">Programming</text:a> </text:p>
          </text:list-item>
        </text:list>
      </text:section>
      <text:section text:style-name="Sect1" text:name="main">
        <text:h text:style-name="Heading_20_1" text:outline-level="1"><text:a xlink:type="simple" xlink:href="https://career.guru99.com/top-12-jenkin-interview-questions/" text:style-name="Internet_20_link" text:visited-style-name="Visited_20_Internet_20_Link">Top 12 JENKINS Interview Questions &amp; Answers </text:a></text:h>
        <text:p text:style-name="P10"><text:bookmark text:name="aswift_0_expand"/><text:bookmark text:name="aswift_0_anchor"/><text:span text:style-name="Strong_20_Emphasis">1) Mention what is Jenkins?</text:span></text:p>
        <text:p text:style-name="Text_20_body">Jenkins is an open source tool with plugin built for continuous integration purpose.  The principle functionality of Jenkins is to keep a track of version control system and to initiate and monitor a build system if changes occur. It monitors the whole process and provides reports and notifications to alert.</text:p>
        <text:p text:style-name="Text_20_body"><text:span text:style-name="Strong_20_Emphasis">2) Explain what is continuous integration?</text:span></text:p>
        <text:p text:style-name="Text_20_body">In software development, when multiple developers or teams are working on different segments of same web application, we need to perform integration test by integrating all modules.  In order to do that an automated process for each piece of code is performed on daily bases so that all your code get tested.</text:p>
        <text:p text:style-name="Text_20_body"><text:span text:style-name="Strong_20_Emphasis">3) What is the requirement for using Jenkins?</text:span></text:p>
        <text:p text:style-name="Text_20_body">To use Jenkins you require</text:p>
        <text:list xml:id="list2199675119183939816" text:style-name="L2">
          <text:list-item>
            <text:p text:style-name="P20">A source code repository which is accessible, for instance, a Git repository </text:p>
          </text:list-item>
          <text:list-item>
            <text:p text:style-name="P12">A working build script, e.g., a Maven script, checked into the repository </text:p>
          </text:list-item>
        </text:list>
        <text:p text:style-name="Text_20_body"><text:span text:style-name="Strong_20_Emphasis">4) Mention what are the advantages of Jenkins?</text:span></text:p>
        <text:p text:style-name="Text_20_body">Advantage of Jenkins include</text:p>
        <text:list xml:id="list6694000643297576402" text:style-name="L3">
          <text:list-item>
            <text:p text:style-name="P21">At integration stage, build failures are cached </text:p>
          </text:list-item>
          <text:list-item>
            <text:p text:style-name="P21">For each code commit changes an automatic build report notification generates </text:p>
          </text:list-item>
          <text:list-item>
            <text:p text:style-name="P21">To notify developers about build report success or failure, it is integrated with LDAP mail server </text:p>
          </text:list-item>
          <text:list-item>
            <text:p text:style-name="P21">Achieves continuous integration agile development and test driven development </text:p>
          </text:list-item>
          <text:list-item>
            <text:p text:style-name="P21">With simple steps, maven release project is automated </text:p>
          </text:list-item>
          <text:list-item>
            <text:p text:style-name="P13">Easy tracking of bugs at early stage in development environment than production </text:p>
          </text:list-item>
        </text:list>
        <text:p text:style-name="Text_20_body"><text:span text:style-name="Strong_20_Emphasis">5) Explain how you can move or copy Jenkins from one server to another?</text:span></text:p>
        <text:list xml:id="list3098353616183868349" text:style-name="L4">
          <text:list-item>
            <text:p text:style-name="P22"><text:soft-page-break/>Slide a job from one installation of Jenkins to another by copying the related job directory </text:p>
          </text:list-item>
          <text:list-item>
            <text:p text:style-name="P22">Make a copy of an already existing job by making clone of a job directory by a different name </text:p>
          </text:list-item>
          <text:list-item>
            <text:p text:style-name="P14">Renaming an existing job by renaming a directory. </text:p>
          </text:list-item>
        </text:list>
        <text:p text:style-name="P9"><draw:a xlink:type="simple" xlink:href="https://cdn.career.guru99.com/wp-content/uploads/2014/12/images1.jpg"><draw:frame draw:style-name="fr1" draw:name="Image2" text:anchor-type="as-char" svg:width="7.99cm" svg:height="5.662cm" draw:z-index="0"><draw:image xlink:href="https://cdn.career.guru99.com/wp-content/uploads/2014/12/images1-300x212.jpg" xlink:type="simple" xlink:show="embed" xlink:actuate="onLoad"/><svg:title>images</svg:title></draw:frame></draw:a></text:p>
        <text:p text:style-name="Text_20_body"><text:span text:style-name="Strong_20_Emphasis">6) Mention what are the commands you can use to start Jenkins manually?</text:span></text:p>
        <text:p text:style-name="Text_20_body">To start Jenkins manually, you can use either of the following</text:p>
        <text:list xml:id="list2741242500468004760" text:style-name="L5">
          <text:list-item>
            <text:p text:style-name="P23">(Jenkins_url)/restart: Forces a restart without waiting for builds to complete </text:p>
          </text:list-item>
          <text:list-item>
            <text:p text:style-name="P15">(Jenkin_url)/safeRestart: Allows all running builds to complete </text:p>
          </text:list-item>
        </text:list>
        <text:p text:style-name="Text_20_body"><text:span text:style-name="Strong_20_Emphasis">7) Mention some of the useful plugins in Jenkin?</text:span></text:p>
        <text:p text:style-name="Text_20_body">Some of the important plugins in Jenkin includes</text:p>
        <text:list xml:id="list3291316977451389739" text:style-name="L6">
          <text:list-item>
            <text:p text:style-name="P24">Maven 2 project </text:p>
          </text:list-item>
          <text:list-item>
            <text:p text:style-name="P24">Amazon EC2 </text:p>
          </text:list-item>
          <text:list-item>
            <text:p text:style-name="P24">HTML publisher </text:p>
          </text:list-item>
          <text:list-item>
            <text:p text:style-name="P24">Copy artifact </text:p>
          </text:list-item>
          <text:list-item>
            <text:p text:style-name="P24">Join </text:p>
          </text:list-item>
          <text:list-item>
            <text:p text:style-name="P16">Green Balls </text:p>
          </text:list-item>
        </text:list>
        <text:p text:style-name="Text_20_body"><text:span text:style-name="Strong_20_Emphasis">8) Explain how you can deploy a custom build of a core plugin?</text:span></text:p>
        <text:p text:style-name="Text_20_body"><text:bookmark text:name="aswift_1_expand"/><text:bookmark text:name="aswift_1_anchor"/></text:p>
        <text:p text:style-name="Text_20_body">To deploy a custom field of a core plugin, you have to do following things</text:p>
        <text:list xml:id="list4540158098698569567" text:style-name="L7">
          <text:list-item>
            <text:p text:style-name="P25">Stop Jenkins </text:p>
          </text:list-item>
          <text:list-item>
            <text:p text:style-name="P25">Copy the custom HPI to $Jenkins_Home/plugins </text:p>
          </text:list-item>
          <text:list-item>
            <text:p text:style-name="P25">Delete the previously expanded plugin directory </text:p>
          </text:list-item>
          <text:list-item>
            <text:p text:style-name="P25">Make an empty file called &lt;plugin&gt;.hpi.pinned </text:p>
          </text:list-item>
          <text:list-item>
            <text:p text:style-name="P17">Start Jenkins </text:p>
          </text:list-item>
        </text:list>
        <text:p text:style-name="Text_20_body"><text:span text:style-name="Strong_20_Emphasis">9) Explain how can create a backup and copy files in Jenkins?</text:span></text:p>
        <text:p text:style-name="Text_20_body">Jenkins saves all the setting, build artifacts and logs in its home directory, to create a back-up of your Jenkins setup, just copy this directory. You can also copy a job directory to clone or replicate a <text:soft-page-break/>job or rename the directory.</text:p>
        <text:p text:style-name="Text_20_body"><text:span text:style-name="Strong_20_Emphasis">10) Explain how you can clone a Git repository via Jenkins?</text:span></text:p>
        <text:p text:style-name="Text_20_body">To clone a Git repository via Jenkins, you have to enter the e-mail and user name for your Jenkins system.  For that, you have to switch into your job directory and execute the “git config” command.</text:p>
        <text:p text:style-name="Text_20_body"><text:span text:style-name="Strong_20_Emphasis">11) Explain how you can set up Jenkins job?</text:span></text:p>
        <text:p text:style-name="Text_20_body">To create a project that is handled via jobs in Jenkins.  Select New item from the menu, once this done enter a name for the job and select free-style job. Then click OK to create new job in Jenkins.  The next page enables you to configure your job.</text:p>
        <text:p text:style-name="Text_20_body"><text:span text:style-name="Strong_20_Emphasis">12) Mention what are the two components Jenkins is mainly integrated with?</text:span></text:p>
        <text:p text:style-name="Text_20_body">Jenkin is mainly integrated with two components</text:p>
        <text:list xml:id="list1376352626726343399" text:style-name="L8">
          <text:list-item>
            <text:p text:style-name="P26">Version Control system like GIT, SVN </text:p>
          </text:list-item>
          <text:list-item>
            <text:p text:style-name="P18">And build tools like Apache Maven</text:p>
          </text:list-item>
        </text:list>
      </text:section>
      <text:p text:style-name="P1">Q1.  What is Jenkins ?</text:p>
      <text:p text:style-name="P2"/>
      <text:p text:style-name="P2">Ans. It is a continuous integration tool written in Java.</text:p>
      <text:p text:style-name="P2"/>
      <text:p text:style-name="P1">Q2.  What is the difference between Maven, Ant and Jenkins ?</text:p>
      <text:p text:style-name="P2"/>
      <text:p text:style-name="P2">Ans. Maven and Ant are Build Technologies whereas Jenkins is a continuous integration tool.</text:p>
      <text:p text:style-name="P2"/>
      <text:p text:style-name="P1">Q3.  Which SCM tools Jenkins supports ?</text:p>
      <text:p text:style-name="P2"/>
      <text:p text:style-name="P2">Ans.  AccuRev, CVS, Subversion, Git, Mercurial, Perforce, Clearcase and RTC</text:p>
      <text:p text:style-name="P2"/>
      <text:p text:style-name="P1">Q4.  What are the various ways in which build can be scheduled in Jenkins ?</text:p>
      <text:p text:style-name="P2"/>
      <text:p text:style-name="P2">Ans. Builds can be triggered by source code management  commits.</text:p>
      <text:p text:style-name="P2">Can be triggered after completion of other builds.</text:p>
      <text:p text:style-name="P2">Can be scheduled to run at specified time ( crons )</text:p>
      <text:p text:style-name="P2">Manual Build Requests</text:p>
      <text:p text:style-name="P2"/>
      <text:p text:style-name="P1">Q5.  What is the relation between hudson and Jenkins ?</text:p>
      <text:p text:style-name="P2"/>
      <text:p text:style-name="P2">Ans. Hudson was the earlier name and version of current Jenkins. After some issue , the project name was changed from Hudson to Jenkins.</text:p>
      <text:p text:style-name="P2"/>
      <text:p text:style-name="P1">Q6.  What you do to make sure that your project build doesn't break in Jenkins ?</text:p>
      <text:p text:style-name="P2"/>
      <text:p text:style-name="P2">Ans. I make sure that I perform successful clean install on my local machine with all unit tests.</text:p>
      <text:p text:style-name="P2">Then I make sure that I check in all code changes.</text:p>
      <text:p text:style-name="P2">Then I do a Synchronize with repository to make sure that all required config <text:soft-page-break/>and POM changes and any difference is checked into the repository. </text:p>
      <text:p text:style-name="P2"/>
      <text:p text:style-name="P1">Q7.  What you do when you see a broken build for your project in Jenkins ?</text:p>
      <text:p text:style-name="P2"/>
      <text:p text:style-name="P2">Ans. I will open the console output for the build and will try to see if any file changes were missed.</text:p>
      <text:p text:style-name="P2">If not able to find the issue that way, Will clean and update my local workspace to replicate the problem on my local and will try to solve it.</text:p>
      <text:p text:style-name="P5">What is Jenkins ?</text:p>
      <text:p text:style-name="P8"><text:span text:style-name="T2">·</text:span><text:span text:style-name="T1">         </text:span><text:span text:style-name="T3">Jenkins is an open source continuous integration tool written in Java. It keeps a track on version control system and to initiate and monitor a build system if changes occur.</text:span></text:p>
      <text:p text:style-name="P5">What are the benefits of using Jenkins?</text:p>
      <text:p text:style-name="P8"><text:span text:style-name="T2">·</text:span><text:span text:style-name="T1">         </text:span><text:span text:style-name="T3">At integration stage, build failures are cached.</text:span></text:p>
      <text:p text:style-name="P8"><text:span text:style-name="T2">·</text:span><text:span text:style-name="T1">         </text:span><text:span text:style-name="T3">For each change in the source code an automatic build report notification is generated.</text:span></text:p>
      <text:p text:style-name="P8"><text:span text:style-name="T2">·</text:span><text:span text:style-name="T1">         </text:span><text:span text:style-name="T3">To notify developers about build report success or failure, it is integrated with LDAP mail server.</text:span></text:p>
      <text:p text:style-name="P8"><text:span text:style-name="T2">·</text:span><text:span text:style-name="T1">         </text:span><text:span text:style-name="T3">Achieves continuous integration agile development and test driven development.</text:span></text:p>
      <text:p text:style-name="P8"><text:span text:style-name="T2">·</text:span><text:span text:style-name="T1">         </text:span><text:span text:style-name="T3">With simple steps, maven release project is automated.</text:span></text:p>
      <text:p text:style-name="P8"><text:span text:style-name="T2">·</text:span><text:span text:style-name="T1">         </text:span><text:span text:style-name="T3">Easy tracking of bugs at early stage in development environment than production.</text:span></text:p>
      <text:p text:style-name="P5">Explain what is continuous integration?</text:p>
      <text:p text:style-name="P8"><text:span text:style-name="T2">·</text:span><text:span text:style-name="T1">         </text:span><text:span text:style-name="T3">In software development, when multiple developers or teams are working on different segments of same web application, we need to perform integration test by integrating all modules.  In order to do that an automated process for each piece of code is performed on daily bases so that all your code get tested.</text:span></text:p>
      <text:p text:style-name="P5">What is the difference between Maven, Ant and Jenkins?</text:p>
      <text:p text:style-name="P6">The most basic difference is:</text:p>
      <text:p text:style-name="P8"><text:span text:style-name="T2">·</text:span><text:span text:style-name="T1">         </text:span><text:span text:style-name="T3">Maven and Ant are Build Technologies whereas Jenkins is a continuous integration tool.</text:span></text:p>
      <text:p text:style-name="P5">What is continuous integration in Jenkins?</text:p>
      <text:p text:style-name="P8"><text:span text:style-name="T2">·</text:span><text:span text:style-name="T1">         </text:span><text:span text:style-name="T3">In software development, multiple developers or teams work on different segments of same web application so you have to perform integration test by integrating all modules. In order to do that an automated process for each piece of code is performed on daily bases so that all your codes get tested. This process is known as continuous integration.</text:span></text:p>
      <text:p text:style-name="P5">Mention some of the useful plugins in Jenkin?</text:p>
      <text:p text:style-name="P8"><text:span text:style-name="T2">·</text:span><text:span text:style-name="T1">         </text:span><text:span text:style-name="T3">Maven 2 project</text:span></text:p>
      <text:p text:style-name="P8"><text:span text:style-name="T2">·</text:span><text:span text:style-name="T1">         </text:span><text:span text:style-name="T3">Amazon EC2</text:span></text:p>
      <text:p text:style-name="P8"><text:span text:style-name="T2">·</text:span><text:span text:style-name="T1">         </text:span><text:span text:style-name="T3">Copy artifact</text:span></text:p>
      <text:p text:style-name="P8"><text:span text:style-name="T2">·</text:span><text:span text:style-name="T1">         </text:span><text:span text:style-name="T3">Join</text:span></text:p>
      <text:p text:style-name="P8"><text:span text:style-name="T2">·</text:span><text:span text:style-name="T1">         </text:span><text:span text:style-name="T3">Green Balls</text:span></text:p>
      <text:p text:style-name="P7"><text:soft-page-break/><draw:frame draw:style-name="fr2" draw:name="Image3" text:anchor-type="as-char" svg:width="21.061cm" svg:height="6.773cm" draw:z-index="3"><draw:image xlink:href="../../../../../../C:/Users/dbala003/AppData/Local/Temp/msohtmlclip1/01/clip_image002.gif" xlink:type="simple" xlink:show="embed" xlink:actuate="onLoad"/><svg:title>jenkins interview questions</svg:title></draw:frame></text:p>
      <text:p text:style-name="P5">What is the relation between hudson and Jenkins ?</text:p>
      <text:p text:style-name="P8"><text:span text:style-name="T2">·</text:span><text:span text:style-name="T1">         </text:span><text:span text:style-name="T3">Hudson was the earlier name and version of current Jenkins. After some issue , the project name was changed from Hudson to Jenkins.</text:span></text:p>
      <text:p text:style-name="P5">What is the requirement for using Jenkins?</text:p>
      <text:p text:style-name="P8"><text:span text:style-name="T2">·</text:span><text:span text:style-name="T1">         </text:span><text:span text:style-name="T3">For using Jenkins, you have to need a source code repository which is accessible. For example, a Git repository and a working build script, e.g., a Maven script, checked into the repository.</text:span></text:p>
      <text:p text:style-name="P5">Explain how you can set up Jenkins job?</text:p>
      <text:p text:style-name="P8"><text:span text:style-name="T2">·</text:span><text:span text:style-name="T1">         </text:span><text:span text:style-name="T3">Optional SCM, such as CVS or Subversion where your source code resides.</text:span></text:p>
      <text:p text:style-name="P8"><text:span text:style-name="T2">·</text:span><text:span text:style-name="T1">         </text:span><text:span text:style-name="T3">Optional triggers to control when Jenkins will perform builds.</text:span></text:p>
      <text:p text:style-name="P8"><text:span text:style-name="T2">·</text:span><text:span text:style-name="T1">         </text:span><text:span text:style-name="T3">Some sort of build script that performs the build (ant, maven, shell script, batch file, etc.) where the real work happens.</text:span></text:p>
      <text:p text:style-name="P8"><text:span text:style-name="T2">·</text:span><text:span text:style-name="T1">         </text:span><text:span text:style-name="T3">Optional steps to collect information out of the build, such as archiving the artifacts and/or recording javadoc and test results.</text:span></text:p>
      <text:p text:style-name="P8"><text:span text:style-name="T2">·</text:span><text:span text:style-name="T1">         </text:span><text:span text:style-name="T3">Optional steps to notify other people/systems with the build result, such as sending e-mails, IMs, updating issue tracker, etc..</text:span></text:p>
      <text:p text:style-name="P5">Explain how can create a backup and copy files in Jenkins?</text:p>
      <text:p text:style-name="P8"><text:span text:style-name="T2">·</text:span><text:span text:style-name="T1">         </text:span><text:span text:style-name="T3">Jenkins saves all the setting, build artifacts and logs in its home directory, to create a back-up of your Jenkins setup, just copy this directory. You can also copy a job directory to clone or replicate a job or rename the directory.</text:span></text:p>
      <text:p text:style-name="P5">How can you move or copy Jenkins from one server to another?</text:p>
      <text:p text:style-name="P6">Follow these steps to move or copy Jenkins from one server to another:</text:p>
      <text:p text:style-name="P8"><text:span text:style-name="T2">·</text:span><text:span text:style-name="T1">         </text:span><text:span text:style-name="T3">First, copy the related job directory and slide a job from one installation of Jenkins to another.</text:span></text:p>
      <text:p text:style-name="P8"><text:span text:style-name="T2">·</text:span><text:span text:style-name="T1">         </text:span><text:span text:style-name="T3">Make a copy of an already existing job by making clone of a job directory by a different name.</text:span></text:p>
      <text:p text:style-name="P8"><text:span text:style-name="T2">·</text:span><text:span text:style-name="T1">         </text:span><text:span text:style-name="T3">Renaming an existing job by rename a directory.</text:span></text:p>
      <text:p text:style-name="P5">What you do when you see a broken build for your project in Jenkins ?</text:p>
      <text:p text:style-name="P8"><text:span text:style-name="T2">·</text:span><text:span text:style-name="T1">         </text:span><text:span text:style-name="T3">I will open the console output for the build and will try to see if any file changes were missed.  If not able to find the issue that way, Will clean and update my local workspace to replicate the problem on my local and will try to solve it.</text:span></text:p>
      <text:p text:style-name="P5"><text:soft-page-break/>Which SCM tools Jenkins supports ?</text:p>
      <text:p text:style-name="P8"><text:span text:style-name="T2">·</text:span><text:span text:style-name="T1">         </text:span><text:span text:style-name="T3">AccuRev, CVS, Subversion, Git, Mercurial, Perforce, Clearcase and RTC</text:span></text:p>
      <text:p text:style-name="P5">How can you clone a Git repository via Jenkins?</text:p>
      <text:p text:style-name="P8"><text:span text:style-name="T2">·</text:span><text:span text:style-name="T1">         </text:span><text:span text:style-name="T3">If you want to clone a Git repository via Jenkins, you have to enter the e-mail and user name for your Jenkins system. Switch into your job directory and execute the “git config” command for that.</text:span></text:p>
      <text:p text:style-name="P5">What are the various ways in which build can be scheduled in Jenkins ?</text:p>
      <text:p text:style-name="P8"><text:span text:style-name="T2">·</text:span><text:span text:style-name="T1">         </text:span><text:span text:style-name="T3">By source code management commits</text:span></text:p>
      <text:p text:style-name="P8"><text:span text:style-name="T2">·</text:span><text:span text:style-name="T1">         </text:span><text:span text:style-name="T3">After completion of other builds</text:span></text:p>
      <text:p text:style-name="P8"><text:span text:style-name="T2">·</text:span><text:span text:style-name="T1">         </text:span><text:span text:style-name="T3">Can be scheduled to run at specified time ( crons )</text:span></text:p>
      <text:p text:style-name="P3"><text:span text:style-name="T2">·</text:span><text:span text:style-name="T1">         </text:span><text:span text:style-name="T3">Manual Build Requests</text:span></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sans-serif"/>
    <style:font-face style:name="calibri" svg:font-family="calibri, sans-serif"/>
    <style:font-face style:name="symbol" svg:font-family="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1-04T11:57:42.878732046</dc:date>
    <meta:editing-duration>PT1H31M9S</meta:editing-duration>
    <meta:editing-cycles>3</meta:editing-cycles>
    <meta:document-statistic meta:table-count="0" meta:image-count="2" meta:object-count="2" meta:page-count="6" meta:paragraph-count="124" meta:word-count="1651" meta:character-count="9589" meta:non-whitespace-character-count="7778"/>
  </office:meta>
</office:document-meta>
</file>